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Participant ID</text:p>
          </table:table-cell>
          <table:table-cell office:value-type="string" table:style-name="ce1">
            <text:p>Scaredness</text:p>
          </table:table-cell>
          <table:table-cell office:value-type="string" table:style-name="ce1">
            <text:p>Pair ID</text:p>
          </table:table-cell>
          <table:table-cell office:value-type="string" table:style-name="ce1">
            <text:p>Enjoyment</text:p>
          </table:table-cell>
          <table:table-cell office:value-type="string" table:style-name="ce1">
            <text:p>Tim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NA()" table:style-name="ce1">
            <text:p>#N/A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NA()" table:style-name="ce1">
            <text:p>#N/A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NA()" table:style-name="ce1">
            <text:p>#N/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NA()" table:style-name="ce1">
            <text:p>#N/A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Steven</dc:creator>
    <meta:creation-date>2019-03-06T14:55:24Z</meta:creation-date>
    <dc:date>2019-03-10T16:17:08Z</dc:date>
    <meta:editing-cycles>14</meta:editing-cycles>
    <meta:editing-duration>PT6432S</meta:editing-duration>
  </office:meta>
</office:document-meta>
</file>